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60%" draw:textarea-horizontal-align="justify" draw:textarea-vertical-align="middle" draw:auto-grow-height="false" fo:min-height="2.29cm" fo:min-width="13.79cm" style:writing-mode="lr-tb" loext:decorative="false"/>
      <style:paragraph-properties style:writing-mode="lr-tb"/>
    </style:style>
    <style:style style:name="gr2" style:family="graphic" style:parent-style-name="standard">
      <style:graphic-properties draw:opacity="60%" draw:textarea-horizontal-align="justify" draw:textarea-vertical-align="middle" draw:auto-grow-height="false" fo:min-height="5cm" fo:min-width="13.79cm" style:writing-mode="lr-tb" loext:decorative="false"/>
      <style:paragraph-properties style:writing-mode="lr-tb"/>
    </style:style>
    <style:style style:name="gr3" style:family="graphic" style:parent-style-name="standard">
      <style:graphic-properties draw:opacity="60%" draw:textarea-horizontal-align="justify" draw:textarea-vertical-align="middle" draw:auto-grow-height="false" fo:min-height="12.75cm" fo:min-width="13.79cm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5.698cm" fo:min-width="13.748cm" fo:padding-top="0.151cm" fo:padding-bottom="0.151cm" fo:padding-left="0.276cm" fo:padding-right="0.276cm" loext:softedge-radius="0cm" style:writing-mode="lr-tb" loext:decorative="false"/>
      <style:paragraph-properties style:writing-mode="lr-tb"/>
    </style:style>
    <style:style style:name="gr5" style:family="graphic" style:parent-style-name="standard">
      <style:graphic-properties draw:opacity="60%" draw:textarea-horizontal-align="justify" draw:textarea-vertical-align="middle" draw:auto-grow-height="false" fo:min-height="8.75cm" fo:min-width="13.79cm" style:writing-mode="lr-tb" loext:decorative="false"/>
      <style:paragraph-properties style:writing-mode="lr-tb"/>
    </style:style>
    <style:style style:name="gr6" style:family="graphic" style:parent-style-name="standard">
      <style:graphic-properties draw:opacity="60%" draw:textarea-horizontal-align="justify" draw:textarea-vertical-align="middle" draw:auto-grow-height="false" fo:min-height="3.75cm" fo:min-width="13.79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3.698cm" fo:min-width="13.711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width="0.053cm" svg:stroke-color="#666666" draw:marker-start-width="0.279cm" draw:marker-end-width="0.279cm" draw:fill-color="#ffffff" draw:textarea-horizontal-align="justify" draw:textarea-vertical-align="middle" draw:auto-grow-height="false" fo:min-height="3.698cm" fo:min-width="13.711cm" fo:padding-top="0.151cm" fo:padding-bottom="0.151cm" fo:padding-left="0.276cm" fo:padding-right="0.276cm" style:writing-mode="lr-tb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opacity="60%"/>
      <style:paragraph-properties fo:text-align="start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opacity="60%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style:font-size-asian="18pt"/>
    </style:style>
    <style:style style:name="P8" style:family="paragraph">
      <loext:graphic-properties draw:opacity="60%"/>
      <style:paragraph-properties fo:text-align="start" style:writing-mode="lr-tb"/>
      <style:text-properties style:font-size-asian="18pt"/>
    </style:style>
    <style:style style:name="P9" style:family="paragraph">
      <style:paragraph-properties fo:text-align="center"/>
      <style:text-properties style:font-size-asian="18pt"/>
    </style:style>
    <style:style style:name="P10" style:family="paragraph">
      <loext:graphic-properties draw:opacity="60%"/>
      <style:paragraph-properties fo:text-align="center" style:writing-mode="lr-tb"/>
      <style:text-properties style:font-size-asian="18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size-asian="18pt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memo" svg:width="14.29cm" svg:height="2.54cm" svg:x="-0.001cm" svg:y="22.86cm">
          <text:p text:style-name="P1">チャンネルのアイコン・タイトル</text:p>
          <draw:enhanced-geometry svg:viewBox="0 0 21600 21600" draw:type="rectangle" draw:enhanced-path="M 0 0 L 21600 0 21600 21600 0 21600 0 0 Z N"/>
        </draw:custom-shape>
        <draw:custom-shape draw:style-name="gr2" draw:text-style-name="P4" draw:layer="memo" svg:width="14.29cm" svg:height="5.25cm" svg:x="0cm" svg:y="0.75cm">
          <text:p text:style-name="P3">タイトル</text:p>
          <draw:enhanced-geometry svg:viewBox="0 0 21600 21600" draw:type="rectangle" draw:enhanced-path="M 0 0 L 21600 0 21600 21600 0 21600 0 0 Z N"/>
        </draw:custom-shape>
        <draw:custom-shape draw:style-name="gr3" draw:text-style-name="P4" draw:layer="memo" svg:width="14.29cm" svg:height="13cm" svg:x="0cm" svg:y="7.75cm">
          <text:p text:style-name="P3">説明や画像で</text:p>
          <text:p text:style-name="P3">動画説明する内容を表す</text:p>
          <draw:enhanced-geometry svg:viewBox="0 0 21600 21600" draw:type="rectangle" draw:enhanced-path="M 0 0 L 21600 0 21600 21600 0 21600 0 0 Z N"/>
        </draw:custom-shape>
        <draw:custom-shape draw:style-name="gr4" draw:text-style-name="P6" draw:layer="contents" svg:width="14.3cm" svg:height="6cm" svg:x="-0.006cm" svg:y="0cm">
          <text:p text:style-name="P5"><text:span text:style-name="T1">タイ</text:span><text:span text:style-name="T1">ト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memo" svg:width="14.29cm" svg:height="2.54cm" svg:x="-0.001cm" svg:y="22.86cm">
          <text:p text:style-name="P1">チャンネルのアイコン・タイトル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8" draw:layer="memo" svg:width="14.29cm" svg:height="2.54cm" svg:x="-0.001cm" svg:y="22.86cm">
          <text:p text:style-name="P7"><text:span text:style-name="T2">チャンネルのアイコン・タイトル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memo" svg:width="14.29cm" svg:height="9cm" svg:x="0cm" svg:y="5.25cm">
          <text:p text:style-name="P9"><text:span text:style-name="T2">動画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memo" svg:width="14.29cm" svg:height="4cm" svg:x="-0.002cm" svg:y="16.25cm">
          <text:p text:style-name="P9"><text:span text:style-name="T2">字幕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contents" svg:width="14.263cm" svg:height="4cm" svg:x="0.025cm" svg:y="0cm">
          <text:p text:style-name="P11"><text:span text:style-name="T3">ページ</text:span><text:span text:style-name="T3">タイト</text:span><text:span text:style-name="T3">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8" draw:layer="memo" svg:width="14.29cm" svg:height="2.54cm" svg:x="-0.001cm" svg:y="22.86cm">
          <text:p text:style-name="P7"><text:span text:style-name="T2">チャンネル</text:span><text:span text:style-name="T2">のアイコ</text:span><text:span text:style-name="T2">ン・タイト</text:span><text:span text:style-name="T2">ル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memo" svg:width="14.29cm" svg:height="9cm" svg:x="0cm" svg:y="5.25cm">
          <text:p text:style-name="P9"><text:span text:style-name="T2">動画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memo" svg:width="14.29cm" svg:height="4cm" svg:x="-0.002cm" svg:y="16.25cm">
          <text:p text:style-name="P9"><text:span text:style-name="T2">字幕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contents" svg:width="14.263cm" svg:height="4cm" svg:x="0.025cm" svg:y="0cm">
          <text:p text:style-name="P11"><text:span text:style-name="T3">ページタイトル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wiss" style:font-pitch="variable"/>
    <style:font-face style:name="Noto Sans JP1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1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28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tents"/>
      <draw:layer draw:name="hide_contents" draw:display="screen"/>
      <draw:layer draw:name="memo" draw:display="screen" draw:protected="true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0:43:20.270070606</meta:creation-date>
    <dc:date>2023-12-21T15:58:20.227531377</dc:date>
    <meta:editing-duration>PT7H14M13S</meta:editing-duration>
    <meta:editing-cycles>75</meta:editing-cycles>
    <meta:generator>LibreOffice/7.6.4.1$MacOSX_X86_64 LibreOffice_project/e19e193f88cd6c0525a17fb7a176ed8e6a3e2aa1</meta:generator>
    <meta:print-date>2023-12-17T12:00:44.611501711</meta:print-date>
    <meta:printed-by>PDF files</meta:printed-by>
    <meta:document-statistic meta:object-count="13"/>
  </office:meta>
</office:document-meta>
</file>